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0">
      <style:text-properties fo:color="#800000"/>
    </style:style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Lis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Posun [m]</text:p>
          </table:table-cell>
          <table:table-cell office:value-type="string" calcext:value-type="string">
            <text:p>Posun [us]</text:p>
          </table:table-cell>
          <table:table-cell office:value-type="string" calcext:value-type="string">
            <text:p>Naměřeno [vz]</text:p>
          </table:table-cell>
          <table:table-cell office:value-type="string" calcext:value-type="string">
            <text:p>Naměřeno [us]</text:p>
          </table:table-cell>
          <table:table-cell office:value-type="string" calcext:value-type="string">
            <text:p>Chyba [us]</text:p>
          </table:table-cell>
          <table:table-cell office:value-type="string" calcext:value-type="string">
            <text:p>Chyba [m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A2]/(3*10^2)" office:value-type="float" office:value="0" calcext:value-type="float">
            <text:p>0,000</text:p>
          </table:table-cell>
          <table:table-cell office:value-type="float" office:value="0.3762" calcext:value-type="float">
            <text:p>0,3762</text:p>
          </table:table-cell>
          <table:table-cell table:formula="of:=(1/2)*[.C2]" office:value-type="float" office:value="0.1881" calcext:value-type="float">
            <text:p>0,1881</text:p>
          </table:table-cell>
          <table:table-cell table:style-name="ce2" table:formula="of:=[.D2]-[.B2]" office:value-type="float" office:value="0.1881" calcext:value-type="float">
            <text:p>0,188</text:p>
          </table:table-cell>
          <table:table-cell table:style-name="ce4" table:formula="of:=(3*10^8)*[.E2]*10^-6" office:value-type="float" office:value="56.43" calcext:value-type="float">
            <text:p>56,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3]/(3*10^2)" office:value-type="float" office:value="0.333333333333333" calcext:value-type="float">
            <text:p>0,333</text:p>
          </table:table-cell>
          <table:table-cell office:value-type="float" office:value="0.7525" calcext:value-type="float">
            <text:p>0,7525</text:p>
          </table:table-cell>
          <table:table-cell table:formula="of:=(1/2)*[.C3]" office:value-type="float" office:value="0.37625" calcext:value-type="float">
            <text:p>0,37625</text:p>
          </table:table-cell>
          <table:table-cell table:style-name="ce2" table:formula="of:=[.D3]-[.B3]" office:value-type="float" office:value="0.0429166666666667" calcext:value-type="float">
            <text:p>0,043</text:p>
          </table:table-cell>
          <table:table-cell table:style-name="ce4" table:formula="of:=(3*10^8)*[.E3]*10^-6" office:value-type="float" office:value="12.875" calcext:value-type="float">
            <text:p>12,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[.A4]/(3*10^2)" office:value-type="float" office:value="0.666666666666667" calcext:value-type="float">
            <text:p>0,667</text:p>
          </table:table-cell>
          <table:table-cell office:value-type="float" office:value="1.4059" calcext:value-type="float">
            <text:p>1,4059</text:p>
          </table:table-cell>
          <table:table-cell table:formula="of:=(1/2)*[.C4]" office:value-type="float" office:value="0.70295" calcext:value-type="float">
            <text:p>0,70295</text:p>
          </table:table-cell>
          <table:table-cell table:style-name="ce2" table:formula="of:=[.D4]-[.B4]" office:value-type="float" office:value="0.0362833333333333" calcext:value-type="float">
            <text:p>0,036</text:p>
          </table:table-cell>
          <table:table-cell table:style-name="ce4" table:formula="of:=(3*10^8)*[.E4]*10^-6" office:value-type="float" office:value="10.885" calcext:value-type="float">
            <text:p>10,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[.A5]/(3*10^2)" office:value-type="float" office:value="1" calcext:value-type="float">
            <text:p>1,000</text:p>
          </table:table-cell>
          <table:table-cell office:value-type="float" office:value="1.8713" calcext:value-type="float">
            <text:p>1,8713</text:p>
          </table:table-cell>
          <table:table-cell table:formula="of:=(1/2)*[.C5]" office:value-type="float" office:value="0.93565" calcext:value-type="float">
            <text:p>0,93565</text:p>
          </table:table-cell>
          <table:table-cell table:style-name="ce2" table:formula="of:=[.D5]-[.B5]" office:value-type="float" office:value="-0.06435" calcext:value-type="float">
            <text:p>-0,064</text:p>
          </table:table-cell>
          <table:table-cell table:style-name="ce4" table:formula="of:=(3*10^8)*[.E5]*10^-6" office:value-type="float" office:value="-19.305" calcext:value-type="float">
            <text:p>-19,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[.A6]/(3*10^2)" office:value-type="float" office:value="1.33333333333333" calcext:value-type="float">
            <text:p>1,333</text:p>
          </table:table-cell>
          <table:table-cell office:value-type="float" office:value="3.1287" calcext:value-type="float">
            <text:p>3,1287</text:p>
          </table:table-cell>
          <table:table-cell table:formula="of:=(1/2)*[.C6]" office:value-type="float" office:value="1.56435" calcext:value-type="float">
            <text:p>1,56435</text:p>
          </table:table-cell>
          <table:table-cell table:style-name="ce2" table:formula="of:=[.D6]-[.B6]" office:value-type="float" office:value="0.231016666666667" calcext:value-type="float">
            <text:p>0,231</text:p>
          </table:table-cell>
          <table:table-cell table:style-name="ce4" table:formula="of:=(3*10^8)*[.E6]*10^-6" office:value-type="float" office:value="69.305" calcext:value-type="float">
            <text:p>69,3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[.A7]/(3*10^2)" office:value-type="float" office:value="1.66666666666667" calcext:value-type="float">
            <text:p>1,667</text:p>
          </table:table-cell>
          <table:table-cell office:value-type="float" office:value="3.4455" calcext:value-type="float">
            <text:p>3,4455</text:p>
          </table:table-cell>
          <table:table-cell table:formula="of:=(1/2)*[.C7]" office:value-type="float" office:value="1.72275" calcext:value-type="float">
            <text:p>1,72275</text:p>
          </table:table-cell>
          <table:table-cell table:style-name="ce2" table:formula="of:=[.D7]-[.B7]" office:value-type="float" office:value="0.0560833333333333" calcext:value-type="float">
            <text:p>0,056</text:p>
          </table:table-cell>
          <table:table-cell table:style-name="ce4" table:formula="of:=(3*10^8)*[.E7]*10^-6" office:value-type="float" office:value="16.825" calcext:value-type="float">
            <text:p>16,8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table:formula="of:=[.A8]/(3*10^2)" office:value-type="float" office:value="2" calcext:value-type="float">
            <text:p>2,000</text:p>
          </table:table-cell>
          <table:table-cell office:value-type="float" office:value="4.2277" calcext:value-type="float">
            <text:p>4,2277</text:p>
          </table:table-cell>
          <table:table-cell table:formula="of:=(1/2)*[.C8]" office:value-type="float" office:value="2.11385" calcext:value-type="float">
            <text:p>2,11385</text:p>
          </table:table-cell>
          <table:table-cell table:style-name="ce2" table:formula="of:=[.D8]-[.B8]" office:value-type="float" office:value="0.11385" calcext:value-type="float">
            <text:p>0,114</text:p>
          </table:table-cell>
          <table:table-cell table:style-name="ce4" table:formula="of:=(3*10^8)*[.E8]*10^-6" office:value-type="float" office:value="34.1549999999999" calcext:value-type="float">
            <text:p>34,2</text:p>
          </table:table-cell>
          <table:table-cell table:number-columns-repeated="101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[.A9]/(3*10^2)" office:value-type="float" office:value="2.03333333333333" calcext:value-type="float">
            <text:p>2,033</text:p>
          </table:table-cell>
          <table:table-cell office:value-type="float" office:value="4.2178" calcext:value-type="float">
            <text:p>4,2178</text:p>
          </table:table-cell>
          <table:table-cell table:formula="of:=(1/2)*[.C9]" office:value-type="float" office:value="2.1089" calcext:value-type="float">
            <text:p>2,1089</text:p>
          </table:table-cell>
          <table:table-cell table:style-name="ce2" table:formula="of:=[.D9]-[.B9]" office:value-type="float" office:value="0.075566666666667" calcext:value-type="float">
            <text:p>0,076</text:p>
          </table:table-cell>
          <table:table-cell table:style-name="ce4" table:formula="of:=(3*10^8)*[.E9]*10^-6" office:value-type="float" office:value="22.6700000000001" calcext:value-type="float">
            <text:p>22,7</text:p>
          </table:table-cell>
          <table:table-cell table:number-columns-repeated="101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[.A10]/(3*10^2)" office:value-type="float" office:value="2.06666666666667" calcext:value-type="float">
            <text:p>2,067</text:p>
          </table:table-cell>
          <table:table-cell office:value-type="float" office:value="4.3267" calcext:value-type="float">
            <text:p>4,3267</text:p>
          </table:table-cell>
          <table:table-cell table:formula="of:=(1/2)*[.C10]" office:value-type="float" office:value="2.16335" calcext:value-type="float">
            <text:p>2,16335</text:p>
          </table:table-cell>
          <table:table-cell table:style-name="ce2" table:formula="of:=[.D10]-[.B10]" office:value-type="float" office:value="0.096683333333333" calcext:value-type="float">
            <text:p>0,097</text:p>
          </table:table-cell>
          <table:table-cell table:style-name="ce4" table:formula="of:=(3*10^8)*[.E10]*10^-6" office:value-type="float" office:value="29.0049999999999" calcext:value-type="float">
            <text:p>29,0</text:p>
          </table:table-cell>
          <table:table-cell table:number-columns-repeated="101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[.A11]/(3*10^2)" office:value-type="float" office:value="2.1" calcext:value-type="float">
            <text:p>2,100</text:p>
          </table:table-cell>
          <table:table-cell office:value-type="float" office:value="4.2475" calcext:value-type="float">
            <text:p>4,2475</text:p>
          </table:table-cell>
          <table:table-cell table:formula="of:=(1/2)*[.C11]" office:value-type="float" office:value="2.12375" calcext:value-type="float">
            <text:p>2,12375</text:p>
          </table:table-cell>
          <table:table-cell table:style-name="ce2" table:formula="of:=[.D11]-[.B11]" office:value-type="float" office:value="0.0237499999999997" calcext:value-type="float">
            <text:p>0,024</text:p>
          </table:table-cell>
          <table:table-cell table:style-name="ce4" table:formula="of:=(3*10^8)*[.E11]*10^-6" office:value-type="float" office:value="7.12499999999991" calcext:value-type="float">
            <text:p>7,1</text:p>
          </table:table-cell>
          <table:table-cell table:number-columns-repeated="101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[.A12]/(3*10^2)" office:value-type="float" office:value="2.13333333333333" calcext:value-type="float">
            <text:p>2,133</text:p>
          </table:table-cell>
          <table:table-cell office:value-type="float" office:value="4.1287" calcext:value-type="float">
            <text:p>4,1287</text:p>
          </table:table-cell>
          <table:table-cell table:formula="of:=(1/2)*[.C12]" office:value-type="float" office:value="2.06435" calcext:value-type="float">
            <text:p>2,06435</text:p>
          </table:table-cell>
          <table:table-cell table:style-name="ce2" table:formula="of:=[.D12]-[.B12]" office:value-type="float" office:value="-0.0689833333333332" calcext:value-type="float">
            <text:p>-0,069</text:p>
          </table:table-cell>
          <table:table-cell table:style-name="ce4" table:formula="of:=(3*10^8)*[.E12]*10^-6" office:value-type="float" office:value="-20.695" calcext:value-type="float">
            <text:p>-20,7</text:p>
          </table:table-cell>
          <table:table-cell table:number-columns-repeated="101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[.A13]/(3*10^2)" office:value-type="float" office:value="2.16666666666667" calcext:value-type="float">
            <text:p>2,167</text:p>
          </table:table-cell>
          <table:table-cell office:value-type="float" office:value="4.6931" calcext:value-type="float">
            <text:p>4,6931</text:p>
          </table:table-cell>
          <table:table-cell table:formula="of:=(1/2)*[.C13]" office:value-type="float" office:value="2.34655" calcext:value-type="float">
            <text:p>2,34655</text:p>
          </table:table-cell>
          <table:table-cell table:style-name="ce2" table:formula="of:=[.D13]-[.B13]" office:value-type="float" office:value="0.179883333333334" calcext:value-type="float">
            <text:p>0,180</text:p>
          </table:table-cell>
          <table:table-cell table:style-name="ce4" table:formula="of:=(3*10^8)*[.E13]*10^-6" office:value-type="float" office:value="53.9650000000001" calcext:value-type="float">
            <text:p>54,0</text:p>
          </table:table-cell>
          <table:table-cell table:number-columns-repeated="101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[.A14]/(3*10^2)" office:value-type="float" office:value="2.2" calcext:value-type="float">
            <text:p>2,200</text:p>
          </table:table-cell>
          <table:table-cell office:value-type="float" office:value="4.8812" calcext:value-type="float">
            <text:p>4,8812</text:p>
          </table:table-cell>
          <table:table-cell table:formula="of:=(1/2)*[.C14]" office:value-type="float" office:value="2.4406" calcext:value-type="float">
            <text:p>2,4406</text:p>
          </table:table-cell>
          <table:table-cell table:style-name="ce2" table:formula="of:=[.D14]-[.B14]" office:value-type="float" office:value="0.2406" calcext:value-type="float">
            <text:p>0,241</text:p>
          </table:table-cell>
          <table:table-cell table:style-name="ce4" table:formula="of:=(3*10^8)*[.E14]*10^-6" office:value-type="float" office:value="72.1799999999999" calcext:value-type="float">
            <text:p>72,2</text:p>
          </table:table-cell>
          <table:table-cell table:number-columns-repeated="101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[.A15]/(3*10^2)" office:value-type="float" office:value="2.23333333333333" calcext:value-type="float">
            <text:p>2,233</text:p>
          </table:table-cell>
          <table:table-cell office:value-type="float" office:value="4.5149" calcext:value-type="float">
            <text:p>4,5149</text:p>
          </table:table-cell>
          <table:table-cell table:formula="of:=(1/2)*[.C15]" office:value-type="float" office:value="2.25745" calcext:value-type="float">
            <text:p>2,25745</text:p>
          </table:table-cell>
          <table:table-cell table:style-name="ce2" table:formula="of:=[.D15]-[.B15]" office:value-type="float" office:value="0.0241166666666666" calcext:value-type="float">
            <text:p>0,024</text:p>
          </table:table-cell>
          <table:table-cell table:style-name="ce4" table:formula="of:=(3*10^8)*[.E15]*10^-6" office:value-type="float" office:value="7.23499999999997" calcext:value-type="float">
            <text:p>7,2</text:p>
          </table:table-cell>
          <table:table-cell table:number-columns-repeated="101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[.A16]/(3*10^2)" office:value-type="float" office:value="2.26666666666667" calcext:value-type="float">
            <text:p>2,267</text:p>
          </table:table-cell>
          <table:table-cell office:value-type="float" office:value="4.6931" calcext:value-type="float">
            <text:p>4,6931</text:p>
          </table:table-cell>
          <table:table-cell table:formula="of:=(1/2)*[.C16]" office:value-type="float" office:value="2.34655" calcext:value-type="float">
            <text:p>2,34655</text:p>
          </table:table-cell>
          <table:table-cell table:style-name="ce2" table:formula="of:=[.D16]-[.B16]" office:value-type="float" office:value="0.0798833333333335" calcext:value-type="float">
            <text:p>0,080</text:p>
          </table:table-cell>
          <table:table-cell table:style-name="ce4" table:formula="of:=(3*10^8)*[.E16]*10^-6" office:value-type="float" office:value="23.9650000000001" calcext:value-type="float">
            <text:p>24,0</text:p>
          </table:table-cell>
          <table:table-cell table:number-columns-repeated="101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[.A17]/(3*10^2)" office:value-type="float" office:value="2.3" calcext:value-type="float">
            <text:p>2,300</text:p>
          </table:table-cell>
          <table:table-cell office:value-type="float" office:value="4.6733" calcext:value-type="float">
            <text:p>4,6733</text:p>
          </table:table-cell>
          <table:table-cell table:formula="of:=(1/2)*[.C17]" office:value-type="float" office:value="2.33665" calcext:value-type="float">
            <text:p>2,33665</text:p>
          </table:table-cell>
          <table:table-cell table:style-name="ce2" table:formula="of:=[.D17]-[.B17]" office:value-type="float" office:value="0.0366500000000003" calcext:value-type="float">
            <text:p>0,037</text:p>
          </table:table-cell>
          <table:table-cell table:style-name="ce4" table:formula="of:=(3*10^8)*[.E17]*10^-6" office:value-type="float" office:value="10.9950000000001" calcext:value-type="float">
            <text:p>11,0</text:p>
          </table:table-cell>
          <table:table-cell table:number-columns-repeated="101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[.A18]/(3*10^2)" office:value-type="float" office:value="2.33333333333333" calcext:value-type="float">
            <text:p>2,333</text:p>
          </table:table-cell>
          <table:table-cell office:value-type="float" office:value="4.7921" calcext:value-type="float">
            <text:p>4,7921</text:p>
          </table:table-cell>
          <table:table-cell table:formula="of:=(1/2)*[.C18]" office:value-type="float" office:value="2.39605" calcext:value-type="float">
            <text:p>2,39605</text:p>
          </table:table-cell>
          <table:table-cell table:style-name="ce2" table:formula="of:=[.D18]-[.B18]" office:value-type="float" office:value="0.0627166666666663" calcext:value-type="float">
            <text:p>0,063</text:p>
          </table:table-cell>
          <table:table-cell table:style-name="ce4" table:formula="of:=(3*10^8)*[.E18]*10^-6" office:value-type="float" office:value="18.8149999999999" calcext:value-type="float">
            <text:p>18,8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[.A19]/(3*10^2)" office:value-type="float" office:value="2.66666666666667" calcext:value-type="float">
            <text:p>2,667</text:p>
          </table:table-cell>
          <table:table-cell office:value-type="float" office:value="5.6931" calcext:value-type="float">
            <text:p>5,6931</text:p>
          </table:table-cell>
          <table:table-cell table:formula="of:=(1/2)*[.C19]" office:value-type="float" office:value="2.84655" calcext:value-type="float">
            <text:p>2,84655</text:p>
          </table:table-cell>
          <table:table-cell table:style-name="ce2" table:formula="of:=[.D19]-[.B19]" office:value-type="float" office:value="0.179883333333334" calcext:value-type="float">
            <text:p>0,180</text:p>
          </table:table-cell>
          <table:table-cell table:style-name="ce4" table:formula="of:=(3*10^8)*[.E19]*10^-6" office:value-type="float" office:value="53.9650000000001" calcext:value-type="float">
            <text:p>54,0</text:p>
          </table:table-cell>
          <table:table-cell table:number-columns-repeated="101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[.A20]/(3*10^2)" office:value-type="float" office:value="3" calcext:value-type="float">
            <text:p>3,000</text:p>
          </table:table-cell>
          <table:table-cell office:value-type="float" office:value="5.8317" calcext:value-type="float">
            <text:p>5,8317</text:p>
          </table:table-cell>
          <table:table-cell table:formula="of:=(1/2)*[.C20]" office:value-type="float" office:value="2.91585" calcext:value-type="float">
            <text:p>2,91585</text:p>
          </table:table-cell>
          <table:table-cell table:style-name="ce2" table:formula="of:=[.D20]-[.B20]" office:value-type="float" office:value="-0.0841500000000002" calcext:value-type="float">
            <text:p>-0,084</text:p>
          </table:table-cell>
          <table:table-cell table:style-name="ce4" table:formula="of:=(3*10^8)*[.E20]*10^-6" office:value-type="float" office:value="-25.245" calcext:value-type="float">
            <text:p>-25,2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[.A21]/(3*10^2)" office:value-type="float" office:value="3.33333333333333" calcext:value-type="float">
            <text:p>3,333</text:p>
          </table:table-cell>
          <table:table-cell office:value-type="float" office:value="6.4554" calcext:value-type="float">
            <text:p>6,4554</text:p>
          </table:table-cell>
          <table:table-cell table:formula="of:=(1/2)*[.C21]" office:value-type="float" office:value="3.2277" calcext:value-type="float">
            <text:p>3,2277</text:p>
          </table:table-cell>
          <table:table-cell table:style-name="ce2" table:formula="of:=[.D21]-[.B21]" office:value-type="float" office:value="-0.105633333333333" calcext:value-type="float">
            <text:p>-0,106</text:p>
          </table:table-cell>
          <table:table-cell table:style-name="ce4" table:formula="of:=(3*10^8)*[.E21]*10^-6" office:value-type="float" office:value="-31.69" calcext:value-type="float">
            <text:p>-31,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2" table:formula="of:=[.A22]/(3*10^2)" office:value-type="float" office:value="66.6666666666667" calcext:value-type="float">
            <text:p>66,667</text:p>
          </table:table-cell>
          <table:table-cell office:value-type="float" office:value="132.3762" calcext:value-type="float">
            <text:p>132,3762</text:p>
          </table:table-cell>
          <table:table-cell table:formula="of:=(1/2)*[.C22]" office:value-type="float" office:value="66.1881" calcext:value-type="float">
            <text:p>66,1881</text:p>
          </table:table-cell>
          <table:table-cell table:style-name="ce2" table:formula="of:=[.D22]-[.B22]" office:value-type="float" office:value="-0.478566666666666" calcext:value-type="float">
            <text:p>-0,479</text:p>
          </table:table-cell>
          <table:table-cell table:style-name="ce4" table:formula="of:=(3*10^8)*[.E22]*10^-6" office:value-type="float" office:value="-143.57" calcext:value-type="float">
            <text:p>-143,6</text:p>
          </table:table-cell>
          <table:table-cell table:number-columns-repeated="1018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2" table:formula="of:=[.A23]/(3*10^2)" office:value-type="float" office:value="133.333333333333" calcext:value-type="float">
            <text:p>133,333</text:p>
          </table:table-cell>
          <table:table-cell/>
          <table:table-cell table:formula="of:=(1/2)*[.C23]" office:value-type="float" office:value="0" calcext:value-type="float">
            <text:p>0</text:p>
          </table:table-cell>
          <table:table-cell table:style-name="ce2" table:formula="of:=[.D23]-[.B23]" office:value-type="float" office:value="-133.333333333333" calcext:value-type="float">
            <text:p>-133,333</text:p>
          </table:table-cell>
          <table:table-cell table:style-name="ce4" table:formula="of:=(3*10^8)*[.E23]*10^-6" office:value-type="float" office:value="-40000" calcext:value-type="float">
            <text:p>-40000,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[.A28]/(3*10^2)" office:value-type="float" office:value="2.23333333333333" calcext:value-type="float">
            <text:p>2,233</text:p>
          </table:table-cell>
          <table:table-cell table:style-name="ce3" office:value-type="float" office:value="5.204" calcext:value-type="float">
            <text:p>5,204</text:p>
          </table:table-cell>
          <table:table-cell table:formula="of:=(1/2)*[.C28]" office:value-type="float" office:value="2.602" calcext:value-type="float">
            <text:p>2,602</text:p>
          </table:table-cell>
          <table:table-cell table:style-name="ce2" table:formula="of:=[.D28]-[.B28]" office:value-type="float" office:value="0.368666666666667" calcext:value-type="float">
            <text:p>0,369</text:p>
          </table:table-cell>
          <table:table-cell table:style-name="ce4" table:formula="of:=(3*10^8)*[.E28]*10^-6" office:value-type="float" office:value="110.6" calcext:value-type="float">
            <text:p>110,6</text:p>
          </table:table-cell>
          <table:table-cell office:value-type="string" calcext:value-type="string">
            <text:p>ještě nebylo zaveseno ale uz bylo blizko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7-01-25T12:14:43Z</meta:creation-date>
    <dc:date>2017-01-26T19:03:58.047281809</dc:date>
    <meta:editing-cycles>27</meta:editing-cycles>
    <meta:editing-duration>PT5H56M59S</meta:editing-duration>
    <meta:document-statistic meta:table-count="1" meta:cell-count="144" meta:object-count="0"/>
  </office:meta>
</office:document-meta>
</file>